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7d6" officeooo:paragraph-rsid="000d6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бота с ошибками</text:p>
      <text:p text:style-name="P1">Часть 1. Обзор.</text:p>
      <text:p text:style-name="P1">1.1. Классификация ошибок.</text:p>
      <text:p text:style-name="P1"/>
      <text:p text:style-name="P1">1) замена буквы</text:p>
      <text:p text:style-name="P1">2) пропуск буквы</text:p>
      <text:p text:style-name="P1">3) добавление буквы спереди</text:p>
      <text:p text:style-name="P1">4) добавление буквы сзади</text:p>
      <text:p text:style-name="P1">5) слияние слов.</text:p>
      <text:p text:style-name="P1"/>
      <text:p text:style-name="P1">1.2. Существующие алгоритмы <text:s/>и программы по исправлению ошибок.</text:p>
      <text:p text:style-name="P1"/>
      <text:p text:style-name="P1">1.3. Недостатки</text:p>
      <text:p text:style-name="P1"/>
      <text:p text:style-name="P1"/>
      <text:p text:style-name="P1"/>
      <text:p text:style-name="P1">Часть 2. Постановка проблемы</text:p>
      <text:p text:style-name="P1"/>
      <text:p text:style-name="P1"/>
      <text:p text:style-name="P1"/>
      <text:p text:style-name="P1">Часть 3. Решения</text:p>
      <text:p text:style-name="P1"/>
      <text:p text:style-name="P1">Исправление ошибок с учетом контекста.</text:p>
      <text:p text:style-name="P1">Исправление слияния слов.</text:p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21:39:44.166404917</meta:creation-date>
    <dc:date>2022-02-23T21:47:16.238289315</dc:date>
    <meta:editing-duration>PT7M32S</meta:editing-duration>
    <meta:editing-cycles>1</meta:editing-cycles>
    <meta:document-statistic meta:table-count="0" meta:image-count="0" meta:object-count="0" meta:page-count="1" meta:paragraph-count="15" meta:word-count="51" meta:character-count="343" meta:non-whitespace-character-count="304"/>
    <meta:generator>LibreOffice/7.2.5.2$Linux_X86_64 LibreOffice_project/20$Build-2</meta:generator>
  </office:meta>
</office:document-meta>
</file>